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280a" officeooo:paragraph-rsid="0013280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{</text:p>
      <text:p text:style-name="P1"><text:s text:c="4"/>"http://purl.obolibrary.org/obo/SP_0000002": "plant size",</text:p>
      <text:p text:style-name="P1"><text:s text:c="4"/>"http://purl.obolibrary.org/obo/SP_0000123": "dark red fruit",</text:p>
      <text:p text:style-name="P1"><text:s text:c="4"/>"http://purl.obolibrary.org/obo/SP_0000244": "heavy russet",</text:p>
      <text:p text:style-name="P1"><text:s text:c="4"/>"http://purl.obolibrary.org/obo/SP_0000365": "fruit ripening timing",</text:p>
      <text:p text:style-name="P1"><text:s text:c="4"/>"http://purl.obolibrary.org/obo/SP_0000001": "seedling",</text:p>
      <text:p text:style-name="P1"><text:s text:c="4"/>"http://purl.obolibrary.org/obo/SP_0000122": "orange fruit",</text:p>
      <text:p text:style-name="P1"><text:s text:c="4"/>"http://purl.obolibrary.org/obo/SP_0000243": "partial russet",</text:p>
      <text:p text:style-name="P1"><text:s text:c="4"/>"http://purl.obolibrary.org/obo/SP_0000364": "peduncle",</text:p>
      <text:p text:style-name="P1"><text:s text:c="4"/>"http://purl.obolibrary.org/obo/SP_0000004": "leaf morphology",</text:p>
      <text:p text:style-name="P1"><text:s text:c="4"/>"http://purl.obolibrary.org/obo/SP_0000125": "green fruit",</text:p>
      <text:p text:style-name="P1"><text:s text:c="4"/>"http://purl.obolibrary.org/obo/SP_0000246": "light russet",</text:p>
      <text:p text:style-name="P1"><text:s text:c="4"/>"http://purl.obolibrary.org/obo/SP_0000003": "plant habit",</text:p>
      <text:p text:style-name="P1"><text:s text:c="4"/>"http://purl.obolibrary.org/obo/SP_0000124": "epicarp texture",</text:p>
      <text:p text:style-name="P1"><text:s text:c="4"/>"http://purl.obolibrary.org/obo/SP_0000245": "moderate russet",</text:p>
      <text:p text:style-name="P1"><text:s text:c="4"/>"http://purl.obolibrary.org/obo/SP_0000366": "days to fruit ripening",</text:p>
      <text:p text:style-name="P1"><text:s text:c="4"/>"http://purl.obolibrary.org/obo/SP_0000240": "tuber epidermis texture netted",</text:p>
      <text:p text:style-name="P1"><text:s text:c="4"/>"http://purl.obolibrary.org/obo/SP_0000361": "Cross section average hue",</text:p>
      <text:p text:style-name="P1"><text:s text:c="4"/>"http://purl.obolibrary.org/obo/SP_0000360": "Cross section average luminosity",</text:p>
      <text:p text:style-name="P1"><text:s text:c="4"/>"http://purl.obolibrary.org/obo/SP_0000000": "placenta color",</text:p>
      <text:p text:style-name="P1"><text:s text:c="4"/>"http://purl.obolibrary.org/obo/SP_0000121": "yellow fruit",</text:p>
      <text:p text:style-name="P1"><text:s text:c="4"/>"http://purl.obolibrary.org/obo/SP_0000242": "tuber epidermis texture slight net",</text:p>
      <text:p text:style-name="P1"><text:s text:c="4"/>"http://purl.obolibrary.org/obo/SP_0000363": "flower fasciation",</text:p>
      <text:p text:style-name="P1"><text:s text:c="4"/>"http://purl.obolibrary.org/obo/SP_0000120": "seedling lethal",</text:p>
      <text:p text:style-name="P1"><text:s text:c="4"/>"http://purl.obolibrary.org/obo/SP_0000241": "tuber epidermis texture smooth",</text:p>
      <text:p text:style-name="P1"><text:s text:c="4"/>"http://purl.obolibrary.org/obo/SP_0000362": "Cross section average chroma",</text:p>
      <text:p text:style-name="P1"><text:s text:c="4"/>"http://purl.obolibrary.org/obo/SP_0000009": "flower color",</text:p>
      <text:p text:style-name="P1"><text:s text:c="4"/>"http://purl.obolibrary.org/obo/SP_0000006": "flowering",</text:p>
      <text:p text:style-name="P1"><text:s text:c="4"/>"http://purl.obolibrary.org/obo/SP_0000127": "radial fruit cracking",</text:p>
      <text:p text:style-name="P1"><text:s text:c="4"/>"http://purl.obolibrary.org/obo/SP_0000248": "tuber epidermis texture very smooth",</text:p>
      <text:p text:style-name="P1"><text:s text:c="4"/>"http://purl.obolibrary.org/obo/SP_0000369": "proximal angle micro 2%",</text:p>
      <text:p text:style-name="P1"><text:s text:c="4"/>"http://purl.obolibrary.org/obo/SP_0000005": "leaf color",</text:p>
      <text:p text:style-name="P1"><text:s text:c="4"/>"http://purl.obolibrary.org/obo/SP_0000126": "days to first flowering",</text:p>
      <text:p text:style-name="P1"><text:s text:c="4"/>"http://purl.obolibrary.org/obo/SP_0000247": "tuber epidermis texture moderately smooth",</text:p>
      <text:p text:style-name="P1"><text:s text:c="4"/>"http://purl.obolibrary.org/obo/SP_0000368": "distal fruit end scar size",</text:p>
      <text:p text:style-name="P1"><text:s text:c="4"/>"http://purl.obolibrary.org/obo/SP_0000008": "flower morphology",</text:p>
      <text:p text:style-name="P1"><text:s text:c="4"/>"http://purl.obolibrary.org/obo/SP_0000129": "fruits per flower",</text:p>
      <text:p text:style-name="P1"><text:s text:c="4"/>"http://purl.obolibrary.org/obo/SP_0000128": "plant habit index",</text:p>
      <text:p text:style-name="P1"><text:s text:c="4"/>"http://purl.obolibrary.org/obo/SP_0000249": "tuber cross section vary flat",</text:p>
      <text:p text:style-name="P1"><text:s text:c="4"/>"http://purl.obolibrary.org/obo/SP_0000370": "proximal angle macro 20%",</text:p>
      <text:p text:style-name="P1"><text:s text:c="4"/>"http://purl.obolibrary.org/obo/SP_0000013": "fruit ripening",</text:p>
      <text:p text:style-name="P1"><text:s text:c="4"/>"http://purl.obolibrary.org/obo/SP_0000134": "fruit widest width",</text:p>
      <text:p text:style-name="P1"><text:s text:c="4"/>"http://purl.obolibrary.org/obo/SP_0000255": "skin set depth very poor",</text:p>
      <text:p text:style-name="P1"><text:s text:c="4"/>"http://purl.obolibrary.org/obo/SP_0000133": "fruit mid-height width",</text:p>
      <text:p text:style-name="P1"><text:s text:c="4"/>"http://purl.obolibrary.org/obo/SP_0000254": "tuber cross section very round",</text:p>
      <text:p text:style-name="P1"><text:s text:c="4"/>"http://purl.obolibrary.org/obo/SP_0000015": "disease and stress response",</text:p>
      <text:p text:style-name="P1"><text:s text:c="4"/>"http://purl.obolibrary.org/obo/SP_0000136": "fruit longest length",</text:p>
      <text:p text:style-name="P1"><text:s text:c="4"/>"http://purl.obolibrary.org/obo/SP_0000257": "skin set depth fair",</text:p>
      <text:p text:style-name="P1"><text:s text:c="4"/>"http://purl.obolibrary.org/obo/SP_0000014": "sterility",</text:p>
      <text:p text:style-name="P1"><text:s text:c="4"/>"http://purl.obolibrary.org/obo/SP_0000135": "fruit length mid-width",</text:p>
      <text:p text:style-name="P1"><text:s text:c="4"/>"http://purl.obolibrary.org/obo/SP_0000256": "skin set depth poor",</text:p>
      <text:p text:style-name="P1"><text:s text:c="4"/>"http://purl.obolibrary.org/obo/SP_0000130": "slow germination",</text:p>
      <text:p text:style-name="P1"><text:soft-page-break/><text:s text:c="4"/>"http://purl.obolibrary.org/obo/SP_0000251": "tuber cross section intermediate/oval",</text:p>
      <text:p text:style-name="P1"><text:s text:c="4"/>"http://purl.obolibrary.org/obo/SP_0000250": "tuber cross section flat",</text:p>
      <text:p text:style-name="P1"><text:s text:c="4"/>"http://purl.obolibrary.org/obo/SP_0000132": "late ripe",</text:p>
      <text:p text:style-name="P1"><text:s text:c="4"/>"http://purl.obolibrary.org/obo/SP_0000253": "tuber cross section round",</text:p>
      <text:p text:style-name="P1"><text:s text:c="4"/>"http://purl.obolibrary.org/obo/SP_0000010": "fruit size",</text:p>
      <text:p text:style-name="P1"><text:s text:c="4"/>"http://purl.obolibrary.org/obo/SP_0000131": "early ripe",</text:p>
      <text:p text:style-name="P1"><text:s text:c="4"/>"http://purl.obolibrary.org/obo/SP_0000252": "tuber cross section mostly round",</text:p>
      <text:p text:style-name="P1"><text:s text:c="4"/>"http://purl.obolibrary.org/obo/SP_0000373": "fruit anthocyanin content",</text:p>
      <text:p text:style-name="P1"><text:s text:c="4"/>"http://purl.obolibrary.org/obo/SP_0000017": "chlorophyll content",</text:p>
      <text:p text:style-name="P1"><text:s text:c="4"/>"http://purl.obolibrary.org/obo/SP_0000138": "proximal fruit end blockiness 10%",</text:p>
      <text:p text:style-name="P1"><text:s text:c="4"/>"http://purl.obolibrary.org/obo/SP_0000259": "skin set depth excellent",</text:p>
      <text:p text:style-name="P1"><text:s text:c="4"/>"http://purl.obolibrary.org/obo/SP_0000016": "anthocyanin content",</text:p>
      <text:p text:style-name="P1"><text:s text:c="4"/>"http://purl.obolibrary.org/obo/SP_0000137": "proximal fruit end blockiness 5%",</text:p>
      <text:p text:style-name="P1"><text:s text:c="4"/>"http://purl.obolibrary.org/obo/SP_0000258": "skin set depth good",</text:p>
      <text:p text:style-name="P1"><text:s text:c="4"/>"http://purl.obolibrary.org/obo/SP_0000379": "seed germination inside fruit",</text:p>
      <text:p text:style-name="P1"><text:s text:c="4"/>"http://purl.obolibrary.org/obo/SP_0000019": "biochemical metabolites",</text:p>
      <text:p text:style-name="P1"><text:s text:c="4"/>"http://purl.obolibrary.org/obo/SP_0000018": "hair modifications",</text:p>
      <text:p text:style-name="P1"><text:s text:c="4"/>"http://purl.obolibrary.org/obo/SP_0000139": "proximal fruit end blockiness 20%",</text:p>
      <text:p text:style-name="P1"><text:s text:c="4"/>"http://purl.obolibrary.org/obo/SP_0000260": "tuber size small",</text:p>
      <text:p text:style-name="P1"><text:s text:c="4"/>"http://purl.obolibrary.org/obo/SP_0000381": "decreased fruit number",</text:p>
      <text:p text:style-name="P1"><text:s text:c="4"/>"http://purl.obolibrary.org/obo/SP_0000380": "increased fruit number",</text:p>
      <text:p text:style-name="P1"><text:s text:c="4"/>"http://purl.obolibrary.org/obo/SP_0000024": "seed morphology",</text:p>
      <text:p text:style-name="P1"><text:s text:c="4"/>"http://purl.obolibrary.org/obo/SP_0000145": "distal fruit end blockiness 20%",</text:p>
      <text:p text:style-name="P1"><text:s text:c="4"/>"http://purl.obolibrary.org/obo/SP_0000266": "tuber appearance poor",</text:p>
      <text:p text:style-name="P1"><text:s text:c="4"/>"http://purl.obolibrary.org/obo/SP_0000023": "large plant",</text:p>
      <text:p text:style-name="P1"><text:s text:c="4"/>"http://purl.obolibrary.org/obo/SP_0000144": "distal fruit end blockiness 10%",</text:p>
      <text:p text:style-name="P1"><text:s text:c="4"/>"http://purl.obolibrary.org/obo/SP_0000265": "tuber appearance very poor",</text:p>
      <text:p text:style-name="P1"><text:s text:c="4"/>"http://purl.obolibrary.org/obo/SP_0000026": "virescent leaf",</text:p>
      <text:p text:style-name="P1"><text:s text:c="4"/>"http://purl.obolibrary.org/obo/SP_0000147": "fruit shape triangle 5%",</text:p>
      <text:p text:style-name="P1"><text:s text:c="4"/>"http://purl.obolibrary.org/obo/SP_0000268": "tuber appearance good",</text:p>
      <text:p text:style-name="P1"><text:s text:c="4"/>"http://purl.obolibrary.org/obo/SP_0000025": "nutritional or hormonal disorder",</text:p>
      <text:p text:style-name="P1"><text:s text:c="4"/>"http://purl.obolibrary.org/obo/SP_0000146": "distal fruit end blockiness 30%",</text:p>
      <text:p text:style-name="P1"><text:s text:c="4"/>"http://purl.obolibrary.org/obo/SP_0000267": "tuber appearance fair",</text:p>
      <text:p text:style-name="P1"><text:s text:c="4"/>"http://purl.obolibrary.org/obo/SP_0000020": "root modifications",</text:p>
      <text:p text:style-name="P1"><text:s text:c="4"/>"http://purl.obolibrary.org/obo/SP_0000141": "partial sterility",</text:p>
      <text:p text:style-name="P1"><text:s text:c="4"/>"http://purl.obolibrary.org/obo/SP_0000262": "tuber size medium",</text:p>
      <text:p text:style-name="P1"><text:s text:c="4"/>"http://purl.obolibrary.org/obo/SP_0000383": "intermediate inflorescence",</text:p>
      <text:p text:style-name="P1"><text:s text:c="4"/>"http://purl.obolibrary.org/obo/SP_0000140": "proximal fruit end blockiness 30%",</text:p>
      <text:p text:style-name="P1"><text:s text:c="4"/>"http://purl.obolibrary.org/obo/SP_0000261": "tuber size small-medium",</text:p>
      <text:p text:style-name="P1"><text:s text:c="4"/>"http://purl.obolibrary.org/obo/SP_0000382": "no fruit setting",</text:p>
      <text:p text:style-name="P1"><text:s text:c="4"/>"http://purl.obolibrary.org/obo/SP_0000022": "small plant",</text:p>
      <text:p text:style-name="P1"><text:s text:c="4"/>"http://purl.obolibrary.org/obo/SP_0000143": "distal fruit end blockiness 5%",</text:p>
      <text:p text:style-name="P1"><text:s text:c="4"/>"http://purl.obolibrary.org/obo/SP_0000264": "tuber size large",</text:p>
      <text:p text:style-name="P1"><text:s text:c="4"/>"http://purl.obolibrary.org/obo/SP_0000021": "extremely small plant",</text:p>
      <text:p text:style-name="P1"><text:s text:c="4"/>"http://purl.obolibrary.org/obo/SP_0000142": "full sterility",</text:p>
      <text:p text:style-name="P1"><text:s text:c="4"/>"http://purl.obolibrary.org/obo/SP_0000263": "tuber size medium-large",</text:p>
      <text:p text:style-name="P1"><text:s text:c="4"/>"http://purl.obolibrary.org/obo/SP_0000384": "fruit height at widest position asymmetry",</text:p>
      <text:p text:style-name="P1"><text:s text:c="4"/>"http://purl.obolibrary.org/obo/SP_0000028": "brown green leaf color",</text:p>
      <text:p text:style-name="P1"><text:s text:c="4"/>"http://purl.obolibrary.org/obo/SP_0000149": "fruit shape triangle 20%",</text:p>
      <text:p text:style-name="P1"><text:s text:c="4"/>"http://purl.obolibrary.org/obo/SP_0000027": "disease resistance",</text:p>
      <text:p text:style-name="P1"><text:s text:c="4"/>"http://purl.obolibrary.org/obo/SP_0000148": "fruit shape triangle 10%",</text:p>
      <text:p text:style-name="P1"><text:s text:c="4"/>"http://purl.obolibrary.org/obo/SP_0000269": "tuber appearance excellent",</text:p>
      <text:p text:style-name="P1"><text:soft-page-break/><text:s text:c="4"/>"http://purl.obolibrary.org/obo/SP_0000029": "allozyme variant",</text:p>
      <text:p text:style-name="P1"><text:s text:c="4"/>"http://purl.obolibrary.org/obo/SP_0000707": "female sterility",</text:p>
      <text:p text:style-name="P1"><text:s text:c="4"/>"http://purl.obolibrary.org/obo/SP_0000706": "male sterility",</text:p>
      <text:p text:style-name="P1"><text:s text:c="4"/>"http://purl.obolibrary.org/obo/SP_0000150": "fruit shape triangle 30%",</text:p>
      <text:p text:style-name="P1"><text:s text:c="4"/>"http://purl.obolibrary.org/obo/SP_0000271": "shoot maturity late",</text:p>
      <text:p text:style-name="P1"><text:s text:c="4"/>"http://purl.obolibrary.org/obo/SP_0000270": "shoot maturity mid-season",</text:p>
      <text:p text:style-name="P1"><text:s text:c="4"/>"http://purl.obolibrary.org/obo/SP_0000035": "nutritional disorder",</text:p>
      <text:p text:style-name="P1"><text:s text:c="4"/>"http://purl.obolibrary.org/obo/SP_0000156": "distal angle micro 3%",</text:p>
      <text:p text:style-name="P1"><text:s text:c="4"/>"http://purl.obolibrary.org/obo/SP_0000277": "tuber skin color pale brown",</text:p>
      <text:p text:style-name="P1"><text:s text:c="4"/>"http://purl.obolibrary.org/obo/SP_0000155": "distal angle micro 2%",</text:p>
      <text:p text:style-name="P1"><text:s text:c="4"/>"http://purl.obolibrary.org/obo/SP_0000276": "tuber skin color pale yellow",</text:p>
      <text:p text:style-name="P1"><text:s text:c="4"/>"http://purl.obolibrary.org/obo/SP_0000037": "fruit",</text:p>
      <text:p text:style-name="P1"><text:s text:c="4"/>"http://purl.obolibrary.org/obo/SP_0000158": "distal angle macro 10%",</text:p>
      <text:p text:style-name="P1"><text:s text:c="4"/>"http://purl.obolibrary.org/obo/SP_0000279": "tuber skin color pink",</text:p>
      <text:p text:style-name="P1"><text:s text:c="4"/>"http://purl.obolibrary.org/obo/SP_0000036": "hormonal disorder",</text:p>
      <text:p text:style-name="P1"><text:s text:c="4"/>"http://purl.obolibrary.org/obo/SP_0000157": "distal angle micro 5%",</text:p>
      <text:p text:style-name="P1"><text:s text:c="4"/>"http://purl.obolibrary.org/obo/SP_0000278": "tuber skin color brown",</text:p>
      <text:p text:style-name="P1"><text:s text:c="4"/>"http://purl.obolibrary.org/obo/SP_0000031": "internode length",</text:p>
      <text:p text:style-name="P1"><text:s text:c="4"/>"http://purl.obolibrary.org/obo/SP_0000152": "wilting",</text:p>
      <text:p text:style-name="P1"><text:s text:c="4"/>"http://purl.obolibrary.org/obo/SP_0000273": "tuber skin color white",</text:p>
      <text:p text:style-name="P1"><text:s text:c="4"/>"http://purl.obolibrary.org/obo/SP_0000030": "vascular tissue",</text:p>
      <text:p text:style-name="P1"><text:s text:c="4"/>"http://purl.obolibrary.org/obo/SP_0000151": "necrosis",</text:p>
      <text:p text:style-name="P1"><text:s text:c="4"/>"http://purl.obolibrary.org/obo/SP_0000272": "shoot maturity very late",</text:p>
      <text:p text:style-name="P1"><text:s text:c="4"/>"http://purl.obolibrary.org/obo/SP_0000033": "aborted growth",</text:p>
      <text:p text:style-name="P1"><text:s text:c="4"/>"http://purl.obolibrary.org/obo/SP_0000154": "proximal fruit end height",</text:p>
      <text:p text:style-name="P1"><text:s text:c="4"/>"http://purl.obolibrary.org/obo/SP_0000275": "tuber skin color yellow",</text:p>
      <text:p text:style-name="P1"><text:s text:c="4"/>"http://purl.obolibrary.org/obo/SP_0000032": "branching",</text:p>
      <text:p text:style-name="P1"><text:s text:c="4"/>"http://purl.obolibrary.org/obo/SP_0000274": "tuber skin color light yellow",</text:p>
      <text:p text:style-name="P1"><text:s text:c="4"/>"http://purl.obolibrary.org/obo/SP_0000039": "fruit shape index",</text:p>
      <text:p text:style-name="P1"><text:s text:c="4"/>"http://purl.obolibrary.org/obo/SP_0000038": "fruit shape",</text:p>
      <text:p text:style-name="P1"><text:s text:c="4"/>"http://purl.obolibrary.org/obo/SP_0000159": "distal angle macro 15%",</text:p>
      <text:p text:style-name="P1"><text:s text:c="4"/>"http://purl.obolibrary.org/obo/SP_0000280": "tuber skin color red",</text:p>
      <text:p text:style-name="P1"><text:s text:c="4"/>"http://purl.obolibrary.org/obo/SP_0000040": "fruit shape index external",</text:p>
      <text:p text:style-name="P1"><text:s text:c="4"/>"http://purl.obolibrary.org/obo/SP_0000161": "horizontal asymmetry obovoid",</text:p>
      <text:p text:style-name="P1"><text:s text:c="4"/>"http://purl.obolibrary.org/obo/SP_0000282": "tuber skin color purple",</text:p>
      <text:p text:style-name="P1"><text:s text:c="4"/>"http://purl.obolibrary.org/obo/SP_0000160": "distal angle macro 20%",</text:p>
      <text:p text:style-name="P1"><text:s text:c="4"/>"http://purl.obolibrary.org/obo/SP_0000281": "tuber skin color maroon",</text:p>
      <text:p text:style-name="P1"><text:s text:c="4"/>"http://purl.obolibrary.org/obo/SP_0000046": "fruit shape index external 2",</text:p>
      <text:p text:style-name="P1"><text:s text:c="4"/>"http://purl.obolibrary.org/obo/SP_0000288": "tuber flesh color brown",</text:p>
      <text:p text:style-name="P1"><text:s text:c="4"/>"http://purl.obolibrary.org/obo/SP_0000045": "leaf complexity",</text:p>
      <text:p text:style-name="P1"><text:s text:c="4"/>"http://purl.obolibrary.org/obo/SP_0000166": "citric acid",</text:p>
      <text:p text:style-name="P1"><text:s text:c="4"/>"http://purl.obolibrary.org/obo/SP_0000287": "tuber thickness flattened",</text:p>
      <text:p text:style-name="P1"><text:s text:c="4"/>"http://purl.obolibrary.org/obo/SP_0000048": "shape index internal",</text:p>
      <text:p text:style-name="P1"><text:s text:c="4"/>"http://purl.obolibrary.org/obo/SP_0000169": "glutamic acid",</text:p>
      <text:p text:style-name="P1"><text:s text:c="4"/>"http://purl.obolibrary.org/obo/SP_0000047": "tuber",</text:p>
      <text:p text:style-name="P1"><text:s text:c="4"/>"http://purl.obolibrary.org/obo/SP_0000168": "malic acid",</text:p>
      <text:p text:style-name="P1"><text:s text:c="4"/>"http://purl.obolibrary.org/obo/SP_0000289": "tuber flesh color light yellow",</text:p>
      <text:p text:style-name="P1"><text:s text:c="4"/>"http://purl.obolibrary.org/obo/SP_0000042": "leaf size",</text:p>
      <text:p text:style-name="P1"><text:s text:c="4"/>"http://purl.obolibrary.org/obo/SP_0000163": "distal angle macro 25%",</text:p>
      <text:p text:style-name="P1"><text:s text:c="4"/>"http://purl.obolibrary.org/obo/SP_0000284": "tuber thickness round",</text:p>
      <text:p text:style-name="P1"><text:s text:c="4"/>"http://purl.obolibrary.org/obo/SP_0000041": "leaf width",</text:p>
      <text:p text:style-name="P1"><text:s text:c="4"/>"http://purl.obolibrary.org/obo/SP_0000162": "horizontal asymmetry ovoid",</text:p>
      <text:p text:style-name="P1"><text:soft-page-break/><text:s text:c="4"/>"http://purl.obolibrary.org/obo/SP_0000283": "tuber skin color dark purple",</text:p>
      <text:p text:style-name="P1"><text:s text:c="4"/>"http://purl.obolibrary.org/obo/SP_0000044": "leaf texture",</text:p>
      <text:p text:style-name="P1"><text:s text:c="4"/>"http://purl.obolibrary.org/obo/SP_0000165": "total soluble solids",</text:p>
      <text:p text:style-name="P1"><text:s text:c="4"/>"http://purl.obolibrary.org/obo/SP_0000286": "tuber thickness slightly flattened",</text:p>
      <text:p text:style-name="P1"><text:s text:c="4"/>"http://purl.obolibrary.org/obo/SP_0000164": "eccentricity area index",</text:p>
      <text:p text:style-name="P1"><text:s text:c="4"/>"http://purl.obolibrary.org/obo/SP_0000285": "tuber thickness medium",</text:p>
      <text:p text:style-name="P1"><text:s text:c="4"/>"http://purl.obolibrary.org/obo/SP_0000049": "fruit shape triangle",</text:p>
      <text:p text:style-name="P1"><text:s text:c="4"/>"http://purl.obolibrary.org/obo/SP_0000170": "pH",</text:p>
      <text:p text:style-name="P1"><text:s text:c="4"/>"http://purl.obolibrary.org/obo/SP_0000291": "tuber flesh color pale brown",</text:p>
      <text:p text:style-name="P1"><text:s text:c="4"/>"http://purl.obolibrary.org/obo/SP_0000290": "tuber flesh color maroon",</text:p>
      <text:p text:style-name="P1"><text:s text:c="4"/>"http://purl.obolibrary.org/obo/SP_0000051": "purple leaf",</text:p>
      <text:p text:style-name="P1"><text:s text:c="4"/>"http://purl.obolibrary.org/obo/SP_0000172": "total acids",</text:p>
      <text:p text:style-name="P1"><text:s text:c="4"/>"http://purl.obolibrary.org/obo/SP_0000293": "tuber flesh color purple",</text:p>
      <text:p text:style-name="P1"><text:s text:c="4"/>"http://purl.obolibrary.org/obo/SP_0000050": "fruit shape circular",</text:p>
      <text:p text:style-name="P1"><text:s text:c="4"/>"http://purl.obolibrary.org/obo/SP_0000171": "Total organic acids",</text:p>
      <text:p text:style-name="P1"><text:s text:c="4"/>"http://purl.obolibrary.org/obo/SP_0000292": "tuber flesh color dark purple",</text:p>
      <text:p text:style-name="P1"><text:s text:c="4"/>"http://purl.obolibrary.org/obo/SP_0000057": "leaf variegation",</text:p>
      <text:p text:style-name="P1"><text:s text:c="4"/>"http://purl.obolibrary.org/obo/SP_0000178": "simple leaf",</text:p>
      <text:p text:style-name="P1"><text:s text:c="4"/>"http://purl.obolibrary.org/obo/SP_0000299": "tuber eye depth protruding",</text:p>
      <text:p text:style-name="P1"><text:s text:c="4"/>"http://purl.obolibrary.org/obo/SP_0000056": "dark green leaf",</text:p>
      <text:p text:style-name="P1"><text:s text:c="4"/>"http://purl.obolibrary.org/obo/SP_0000177": "compound leaf",</text:p>
      <text:p text:style-name="P1"><text:s text:c="4"/>"http://purl.obolibrary.org/obo/SP_0000298": "tuber flesh color yellow",</text:p>
      <text:p text:style-name="P1"><text:s text:c="4"/>"http://purl.obolibrary.org/obo/SP_0000059": "obovoid",</text:p>
      <text:p text:style-name="P1"><text:s text:c="4"/>"http://purl.obolibrary.org/obo/SP_0000058": "fruit shape eccentric",</text:p>
      <text:p text:style-name="P1"><text:s text:c="4"/>"http://purl.obolibrary.org/obo/SP_0000179": "distal fruit end",</text:p>
      <text:p text:style-name="P1"><text:s text:c="4"/>"http://purl.obolibrary.org/obo/SP_0000053": "yellow leaf",</text:p>
      <text:p text:style-name="P1"><text:s text:c="4"/>"http://purl.obolibrary.org/obo/SP_0000174": "determinate",</text:p>
      <text:p text:style-name="P1"><text:s text:c="4"/>"http://purl.obolibrary.org/obo/SP_0000295": "tuber flesh color pink",</text:p>
      <text:p text:style-name="P1"><text:s text:c="4"/>"http://purl.obolibrary.org/obo/SP_0000052": "white leaf",</text:p>
      <text:p text:style-name="P1"><text:s text:c="4"/>"http://purl.obolibrary.org/obo/SP_0000173": "fasciated",</text:p>
      <text:p text:style-name="P1"><text:s text:c="4"/>"http://purl.obolibrary.org/obo/SP_0000294": "tuber flesh color pale yellow",</text:p>
      <text:p text:style-name="P1"><text:s text:c="4"/>"http://purl.obolibrary.org/obo/SP_0000055": "dull green/grey leaf",</text:p>
      <text:p text:style-name="P1"><text:s text:c="4"/>"http://purl.obolibrary.org/obo/SP_0000176": "indeterminate",</text:p>
      <text:p text:style-name="P1"><text:s text:c="4"/>"http://purl.obolibrary.org/obo/SP_0000297": "tuber flesh color white",</text:p>
      <text:p text:style-name="P1"><text:s text:c="4"/>"http://purl.obolibrary.org/obo/SP_0000054": "yellow-green leaf",</text:p>
      <text:p text:style-name="P1"><text:s text:c="4"/>"http://purl.obolibrary.org/obo/SP_0000175": "semi determinate",</text:p>
      <text:p text:style-name="P1"><text:s text:c="4"/>"http://purl.obolibrary.org/obo/SP_0000296": "tuber flesh color red",</text:p>
      <text:p text:style-name="P1"><text:s text:c="4"/>"http://purl.obolibrary.org/obo/SP_0000060": "ovoid",</text:p>
      <text:p text:style-name="P1"><text:s text:c="4"/>"http://purl.obolibrary.org/obo/SP_0000181": "distal fruit end color",</text:p>
      <text:p text:style-name="P1"><text:s text:c="4"/>"http://purl.obolibrary.org/obo/SP_0000180": "proximal fruit end",</text:p>
      <text:p text:style-name="P1"><text:s text:c="4"/>"http://purl.obolibrary.org/obo/SP_0000062": "heart shape",</text:p>
      <text:p text:style-name="P1"><text:s text:c="4"/>"http://purl.obolibrary.org/obo/SP_0000183": "leaf veins",</text:p>
      <text:p text:style-name="P1"><text:s text:c="4"/>"http://purl.obolibrary.org/obo/SP_0000061": "flowering timing",</text:p>
      <text:p text:style-name="P1"><text:s text:c="4"/>"http://purl.obolibrary.org/obo/SP_0000182": "proximal fruit end color",</text:p>
      <text:p text:style-name="P1"><text:s text:c="4"/>"http://purl.obolibrary.org/obo/SP_0000068": "fruit shape rectangular",</text:p>
      <text:p text:style-name="P1"><text:s text:c="4"/>"http://purl.obolibrary.org/obo/SP_0000189": "tuber flesh pigment pattern",</text:p>
      <text:p text:style-name="P1"><text:s text:c="4"/>"http://purl.obolibrary.org/obo/SP_0000067": "fruit shape ellipsoid",</text:p>
      <text:p text:style-name="P1"><text:s text:c="4"/>"http://purl.obolibrary.org/obo/SP_0000064": "proximal eccentricity index",</text:p>
      <text:p text:style-name="P1"><text:s text:c="4"/>"http://purl.obolibrary.org/obo/SP_0000185": "tuber epidermis color",</text:p>
      <text:p text:style-name="P1"><text:s text:c="4"/>"http://purl.obolibrary.org/obo/SP_0000063": "distal eccentricity index",</text:p>
      <text:p text:style-name="P1"><text:s text:c="4"/>"http://purl.obolibrary.org/obo/SP_0000066": "vertical asymmetry",</text:p>
      <text:p text:style-name="P1"><text:s text:c="4"/>"http://purl.obolibrary.org/obo/SP_0000065": "horizontal asymmetry",</text:p>
      <text:p text:style-name="P1"><text:soft-page-break/><text:s text:c="4"/>"http://purl.obolibrary.org/obo/SP_0000186": "tuber epidermis texture",</text:p>
      <text:p text:style-name="P1"><text:s text:c="4"/>"http://purl.obolibrary.org/obo/SP_0000071": "inflorescence structure",</text:p>
      <text:p text:style-name="P1"><text:s text:c="4"/>"http://purl.obolibrary.org/obo/SP_0000192": "shoot phenotype",</text:p>
      <text:p text:style-name="P1"><text:s text:c="4"/>"http://purl.obolibrary.org/obo/SP_0000070": "distal fruit end shape",</text:p>
      <text:p text:style-name="P1"><text:s text:c="4"/>"http://purl.obolibrary.org/obo/SP_0000073": "distal fruit end angle",</text:p>
      <text:p text:style-name="P1"><text:s text:c="4"/>"http://purl.obolibrary.org/obo/SP_0000194": "erect",</text:p>
      <text:p text:style-name="P1"><text:s text:c="4"/>"http://purl.obolibrary.org/obo/SP_0000072": "proximal fruit end shape",</text:p>
      <text:p text:style-name="P1"><text:s text:c="4"/>"http://purl.obolibrary.org/obo/SP_0000079": "proximal fruit end indentation",</text:p>
      <text:p text:style-name="P1"><text:s text:c="4"/>"http://purl.obolibrary.org/obo/SP_0000078": "proximal fruit end blockiness",</text:p>
      <text:p text:style-name="P1"><text:s text:c="4"/>"http://purl.obolibrary.org/obo/SP_0000199": "tuber epidermis pigment pattern",</text:p>
      <text:p text:style-name="P1"><text:s text:c="4"/>"http://purl.obolibrary.org/obo/SP_0000075": "distal fruit end blockiness",</text:p>
      <text:p text:style-name="P1"><text:s text:c="4"/>"http://purl.obolibrary.org/obo/SP_0000196": "spreading",</text:p>
      <text:p text:style-name="P1"><text:s text:c="4"/>"http://purl.obolibrary.org/obo/SP_0000074": "proximal fruit end angle",</text:p>
      <text:p text:style-name="P1"><text:s text:c="4"/>"http://purl.obolibrary.org/obo/SP_0000195": "semi erect",</text:p>
      <text:p text:style-name="P1"><text:s text:c="4"/>"http://purl.obolibrary.org/obo/SP_0000077": "distal fruit end protrusion",</text:p>
      <text:p text:style-name="P1"><text:s text:c="4"/>"http://purl.obolibrary.org/obo/SP_0000198": "yield",</text:p>
      <text:p text:style-name="P1"><text:s text:c="4"/>"http://purl.obolibrary.org/obo/SP_0000076": "distal fruit end indentation",</text:p>
      <text:p text:style-name="P1"><text:s text:c="4"/>"http://purl.obolibrary.org/obo/SP_0000197": "post harvest quality",</text:p>
      <text:p text:style-name="P1"><text:s text:c="4"/>"http://purl.obolibrary.org/obo/SP_0000082": "flower organ size",</text:p>
      <text:p text:style-name="P1"><text:s text:c="4"/>"http://purl.obolibrary.org/obo/SP_0000081": "homeotic mutation",</text:p>
      <text:p text:style-name="P1"><text:s text:c="4"/>"http://purl.obolibrary.org/obo/SP_0000083": "flower organ width",</text:p>
      <text:p text:style-name="P1"><text:s text:c="4"/>"http://purl.obolibrary.org/obo/SP_0000089": "fruit locule number",</text:p>
      <text:p text:style-name="P1"><text:s text:c="4"/>"http://purl.obolibrary.org/obo/SP_0000086": "fruit length",</text:p>
      <text:p text:style-name="P1"><text:s text:c="4"/>"http://purl.obolibrary.org/obo/SP_0000085": "fruit area",</text:p>
      <text:p text:style-name="P1"><text:s text:c="4"/>"http://purl.obolibrary.org/obo/SP_0000088": "fruit width",</text:p>
      <text:p text:style-name="P1"><text:s text:c="4"/>"http://purl.obolibrary.org/obo/SP_0000087": "fruit perimeter",</text:p>
      <text:p text:style-name="P1"><text:s text:c="4"/>"http://purl.obolibrary.org/obo/SP_0000093": "strong yellow flower",</text:p>
      <text:p text:style-name="P1"><text:s text:c="4"/>"http://purl.obolibrary.org/obo/SP_0000092": "pale yellow flower",</text:p>
      <text:p text:style-name="P1"><text:s text:c="4"/>"http://purl.obolibrary.org/obo/SP_0000094": "fruit color uniformity",</text:p>
      <text:p text:style-name="P1"><text:s text:c="4"/>"http://purl.obolibrary.org/obo/SP_0000091": "white flower",</text:p>
      <text:p text:style-name="P1"><text:s text:c="4"/>"http://purl.obolibrary.org/obo/SP_0000090": "placenta area",</text:p>
      <text:p text:style-name="P1"><text:s text:c="4"/>"http://purl.obolibrary.org/obo/SP_0000097": "epicarp color",</text:p>
      <text:p text:style-name="P1"><text:s text:c="4"/>"http://purl.obolibrary.org/obo/SP_0000096": "septum area",</text:p>
      <text:p text:style-name="P1"><text:s text:c="4"/>"http://purl.obolibrary.org/obo/SP_0000099": "endocarp color",</text:p>
      <text:p text:style-name="P1"><text:s text:c="4"/>"http://purl.obolibrary.org/obo/SP_0000098": "mesocarp color",</text:p>
      <text:p text:style-name="P1"><text:s text:c="4"/>"http://purl.obolibrary.org/obo/SP_0000301": "tuber eye depth intermediate",</text:p>
      <text:p text:style-name="P1"><text:s text:c="4"/>"http://purl.obolibrary.org/obo/SP_0000300": "tuber eye depth shallow",</text:p>
      <text:p text:style-name="P1"><text:s text:c="4"/>"http://purl.obolibrary.org/obo/SP_0000307": "heat sprout rating sprouts caliber 1 inch",</text:p>
      <text:p text:style-name="P1"><text:s text:c="4"/>"http://purl.obolibrary.org/obo/SP_0000306": "heat sprout rating sprouts caliber 1/2 inch",</text:p>
      <text:p text:style-name="P1"><text:s text:c="4"/>"http://purl.obolibrary.org/obo/SP_0000309": "heat sprout rating sprouts caliber 3 inches",</text:p>
      <text:p text:style-name="P1"><text:s text:c="4"/>"http://purl.obolibrary.org/obo/SP_0000308": "heat sprout rating sprouts caliber 2 inches",</text:p>
      <text:p text:style-name="P1"><text:s text:c="4"/>"http://purl.obolibrary.org/obo/SP_0000303": "tuber eye depth very deep",</text:p>
      <text:p text:style-name="P1"><text:s text:c="4"/>"http://purl.obolibrary.org/obo/SP_0000302": "tuber eye depth deep",</text:p>
      <text:p text:style-name="P1"><text:s text:c="4"/>"http://purl.obolibrary.org/obo/SP_0000305": "heat sprout rating sprouts caliber 1/4 inch",</text:p>
      <text:p text:style-name="P1"><text:s text:c="4"/>"http://purl.obolibrary.org/obo/SP_0000304": "heat sprout rating swollen eyes",</text:p>
      <text:p text:style-name="P1"><text:s text:c="4"/>"http://purl.obolibrary.org/obo/SP_0000310": "heat sprout rating chain tubers",</text:p>
      <text:p text:style-name="P1"><text:s text:c="4"/>"http://purl.obolibrary.org/obo/SP_0000312": "tuber epidermis pigment pattern eyebrows",</text:p>
      <text:p text:style-name="P1"><text:s text:c="4"/>"http://purl.obolibrary.org/obo/SP_0000311": "tuber epidermis pigment pattern eyes",</text:p>
      <text:p text:style-name="P1"><text:s text:c="4"/>"http://purl.obolibrary.org/obo/SP_0000318": "tuber shape round",</text:p>
      <text:p text:style-name="P1"><text:s text:c="4"/>"http://purl.obolibrary.org/obo/SP_0000317": "tuber shape compressed",</text:p>
      <text:p text:style-name="P1"><text:s text:c="4"/>"http://purl.obolibrary.org/obo/SP_0000319": "tuber shape oval",</text:p>
      <text:p text:style-name="P1"><text:s text:c="4"/>"http://purl.obolibrary.org/obo/SP_0000314": "tuber epidermis pigment pattern scattered",</text:p>
      <text:p text:style-name="P1"><text:soft-page-break/><text:s text:c="4"/>"http://purl.obolibrary.org/obo/SP_0000313": "tuber epidermis pigment pattern splashed",</text:p>
      <text:p text:style-name="P1"><text:s text:c="4"/>"http://purl.obolibrary.org/obo/SP_0000316": "tuber epidermis pigment pattern stippled",</text:p>
      <text:p text:style-name="P1"><text:s text:c="4"/>"http://purl.obolibrary.org/obo/SP_0000315": "tuber epidermis pigment pattern spectacled",</text:p>
      <text:p text:style-name="P1"><text:s text:c="4"/>"http://purl.obolibrary.org/obo/SP_0000321": "tuber shape oblong",</text:p>
      <text:p text:style-name="P1"><text:s text:c="4"/>"http://purl.obolibrary.org/obo/SP_0000320": "tuber shape long",</text:p>
      <text:p text:style-name="P1"><text:s text:c="4"/>"http://purl.obolibrary.org/obo/SP_0000202": "tuber size",</text:p>
      <text:p text:style-name="P1"><text:s text:c="4"/>"http://purl.obolibrary.org/obo/SP_0000323": "heat sprout rating none",</text:p>
      <text:p text:style-name="P1"><text:s text:c="4"/>"http://purl.obolibrary.org/obo/SP_0000201": "tuber shape",</text:p>
      <text:p text:style-name="P1"><text:s text:c="4"/>"http://purl.obolibrary.org/obo/SP_0000322": "tuber size index",</text:p>
      <text:p text:style-name="P1"><text:s text:c="4"/>"http://purl.obolibrary.org/obo/SP_0000329": "erect 1",</text:p>
      <text:p text:style-name="P1"><text:s text:c="4"/>"http://purl.obolibrary.org/obo/SP_0000328": "shoot maturity late 8",</text:p>
      <text:p text:style-name="P1"><text:s text:c="4"/>"http://purl.obolibrary.org/obo/SP_0000204": "tuber width",</text:p>
      <text:p text:style-name="P1"><text:s text:c="4"/>"http://purl.obolibrary.org/obo/SP_0000325": "shoot maturity very early 2",</text:p>
      <text:p text:style-name="P1"><text:s text:c="4"/>"http://purl.obolibrary.org/obo/SP_0000203": "tuber length",</text:p>
      <text:p text:style-name="P1"><text:s text:c="4"/>"http://purl.obolibrary.org/obo/SP_0000324": "heat sprout rating new top growth",</text:p>
      <text:p text:style-name="P1"><text:s text:c="4"/>"http://purl.obolibrary.org/obo/SP_0000206": "shoot maturity",</text:p>
      <text:p text:style-name="P1"><text:s text:c="4"/>"http://purl.obolibrary.org/obo/SP_0000327": "shoot maturity mid-season 5",</text:p>
      <text:p text:style-name="P1"><text:s text:c="4"/>"http://purl.obolibrary.org/obo/SP_0000205": "whole plant phenotype",</text:p>
      <text:p text:style-name="P1"><text:s text:c="4"/>"http://purl.obolibrary.org/obo/SP_0000326": "shoot maturity very early 3",</text:p>
      <text:p text:style-name="P1"><text:s text:c="4"/>"http://purl.obolibrary.org/obo/SP_0000211": "shoot maturity 95DAP",</text:p>
      <text:p text:style-name="P1"><text:s text:c="4"/>"http://purl.obolibrary.org/obo/SP_0000332": "spreading 6",</text:p>
      <text:p text:style-name="P1"><text:s text:c="4"/>"http://purl.obolibrary.org/obo/SP_0000210": "shoot maturity 120 DAP",</text:p>
      <text:p text:style-name="P1"><text:s text:c="4"/>"http://purl.obolibrary.org/obo/SP_0000331": "semi-erect 4",</text:p>
      <text:p text:style-name="P1"><text:s text:c="4"/>"http://purl.obolibrary.org/obo/SP_0000213": "tuber height",</text:p>
      <text:p text:style-name="P1"><text:s text:c="4"/>"http://purl.obolibrary.org/obo/SP_0000334": "spreading 9",</text:p>
      <text:p text:style-name="P1"><text:s text:c="4"/>"http://purl.obolibrary.org/obo/SP_0000212": "tuber appearance",</text:p>
      <text:p text:style-name="P1"><text:s text:c="4"/>"http://purl.obolibrary.org/obo/SP_0000333": "spreading 8",</text:p>
      <text:p text:style-name="P1"><text:s text:c="4"/>"http://purl.obolibrary.org/obo/SP_0000330": "erect 2",</text:p>
      <text:p text:style-name="P1"><text:s text:c="4"/>"http://purl.obolibrary.org/obo/SP_0000219": "specific gravity at storage",</text:p>
      <text:p text:style-name="P1"><text:s text:c="4"/>"http://purl.obolibrary.org/obo/SP_0000218": "specific gravity at harvest",</text:p>
      <text:p text:style-name="P1"><text:s text:c="4"/>"http://purl.obolibrary.org/obo/SP_0000339": "tuber appearance very poor 2",</text:p>
      <text:p text:style-name="P1"><text:s text:c="4"/>"http://purl.obolibrary.org/obo/SP_0000336": "tuber size small 4",</text:p>
      <text:p text:style-name="P1"><text:s text:c="4"/>"http://purl.obolibrary.org/obo/SP_0000335": "tuber size small 2",</text:p>
      <text:p text:style-name="P1"><text:s text:c="4"/>"http://purl.obolibrary.org/obo/SP_0000338": "tuber size medium-large 8",</text:p>
      <text:p text:style-name="P1"><text:s text:c="4"/>"http://purl.obolibrary.org/obo/SP_0000337": "tuber size medium 6",</text:p>
      <text:p text:style-name="P1"><text:s text:c="4"/>"http://purl.obolibrary.org/obo/SP_0000101": "small fruit",</text:p>
      <text:p text:style-name="P1"><text:s text:c="4"/>"http://purl.obolibrary.org/obo/SP_0000222": "chip color",</text:p>
      <text:p text:style-name="P1"><text:s text:c="4"/>"http://purl.obolibrary.org/obo/SP_0000100": "seed",</text:p>
      <text:p text:style-name="P1"><text:s text:c="4"/>"http://purl.obolibrary.org/obo/SP_0000221": "processing quality",</text:p>
      <text:p text:style-name="P1"><text:s text:c="4"/>"http://purl.obolibrary.org/obo/SP_0000342": "tuber appearance fair 6",</text:p>
      <text:p text:style-name="P1"><text:s text:c="4"/>"http://purl.obolibrary.org/obo/SP_0000103": "fruit lobedness degree",</text:p>
      <text:p text:style-name="P1"><text:s text:c="4"/>"http://purl.obolibrary.org/obo/SP_0000224": "Quantitative color",</text:p>
      <text:p text:style-name="P1"><text:s text:c="4"/>"http://purl.obolibrary.org/obo/SP_0000345": "titratable acids",</text:p>
      <text:p text:style-name="P1"><text:s text:c="4"/>"http://purl.obolibrary.org/obo/SP_0000102": "large fruit",</text:p>
      <text:p text:style-name="P1"><text:s text:c="4"/>"http://purl.obolibrary.org/obo/SP_0000223": "Qualitative color",</text:p>
      <text:p text:style-name="P1"><text:s text:c="4"/>"http://purl.obolibrary.org/obo/SP_0000344": "hypocotyl anthocyanin content",</text:p>
      <text:p text:style-name="P1"><text:s text:c="4"/>"http://purl.obolibrary.org/obo/SP_0000220": "heat sprout rating",</text:p>
      <text:p text:style-name="P1"><text:s text:c="4"/>"http://purl.obolibrary.org/obo/SP_0000341": "tuber appearance poor 4",</text:p>
      <text:p text:style-name="P1"><text:s text:c="4"/>"http://purl.obolibrary.org/obo/SP_0000340": "tuber appearance good 8",</text:p>
      <text:p text:style-name="P1"><text:s text:c="4"/>"http://purl.obolibrary.org/obo/SP_0000109": "leaf number",</text:p>
      <text:p text:style-name="P1"><text:s text:c="4"/>"http://purl.obolibrary.org/obo/SP_0000108": "leaf",</text:p>
      <text:p text:style-name="P1"><text:s text:c="4"/>"http://purl.obolibrary.org/obo/SP_0000229": "leaf length",</text:p>
      <text:p text:style-name="P1"><text:soft-page-break/><text:s text:c="4"/>"http://purl.obolibrary.org/obo/SP_0000105": "seed number",</text:p>
      <text:p text:style-name="P1"><text:s text:c="4"/>"http://purl.obolibrary.org/obo/SP_0000226": "tuber epidermis set depth",</text:p>
      <text:p text:style-name="P1"><text:s text:c="4"/>"http://purl.obolibrary.org/obo/SP_0000347": "fruit color uniformity internal",</text:p>
      <text:p text:style-name="P1"><text:s text:c="4"/>"http://purl.obolibrary.org/obo/SP_0000104": "seed weight",</text:p>
      <text:p text:style-name="P1"><text:s text:c="4"/>"http://purl.obolibrary.org/obo/SP_0000225": "tuber cross section",</text:p>
      <text:p text:style-name="P1"><text:s text:c="4"/>"http://purl.obolibrary.org/obo/SP_0000346": "fruit color uniformity external",</text:p>
      <text:p text:style-name="P1"><text:s text:c="4"/>"http://purl.obolibrary.org/obo/SP_0000107": "Percent of fruits with less than 10 seeds",</text:p>
      <text:p text:style-name="P1"><text:s text:c="4"/>"http://purl.obolibrary.org/obo/SP_0000228": "yellow flower color",</text:p>
      <text:p text:style-name="P1"><text:s text:c="4"/>"http://purl.obolibrary.org/obo/SP_0000349": "internal color uniformity longitudinal",</text:p>
      <text:p text:style-name="P1"><text:s text:c="4"/>"http://purl.obolibrary.org/obo/SP_0000106": "fruit number",</text:p>
      <text:p text:style-name="P1"><text:s text:c="4"/>"http://purl.obolibrary.org/obo/SP_0000227": "tuber epidermis texture russet",</text:p>
      <text:p text:style-name="P1"><text:s text:c="4"/>"http://purl.obolibrary.org/obo/SP_0000348": "internal color uniformity cross section",</text:p>
      <text:p text:style-name="P1"><text:s text:c="4"/>"http://purl.obolibrary.org/obo/SP_0000112": "rounded fruit",</text:p>
      <text:p text:style-name="P1"><text:s text:c="4"/>"http://purl.obolibrary.org/obo/SP_0000233": "tuber thickness",</text:p>
      <text:p text:style-name="P1"><text:s text:c="4"/>"http://purl.obolibrary.org/obo/SP_0000354": "endocarp longitudinal section",</text:p>
      <text:p text:style-name="P1"><text:s text:c="4"/>"http://purl.obolibrary.org/obo/SP_0000111": "long fruit",</text:p>
      <text:p text:style-name="P1"><text:s text:c="4"/>"http://purl.obolibrary.org/obo/SP_0000232": "shoot maturity early",</text:p>
      <text:p text:style-name="P1"><text:s text:c="4"/>"http://purl.obolibrary.org/obo/SP_0000353": "endocarp cross section color",</text:p>
      <text:p text:style-name="P1"><text:s text:c="4"/>"http://purl.obolibrary.org/obo/SP_0000114": "number of leaves to 1st inflorescence",</text:p>
      <text:p text:style-name="P1"><text:s text:c="4"/>"http://purl.obolibrary.org/obo/SP_0000235": "decumbent",</text:p>
      <text:p text:style-name="P1"><text:s text:c="4"/>"http://purl.obolibrary.org/obo/SP_0000356": "Cross section average RGB blue",</text:p>
      <text:p text:style-name="P1"><text:s text:c="4"/>"http://purl.obolibrary.org/obo/SP_0000234": "simple inflorescence",</text:p>
      <text:p text:style-name="P1"><text:s text:c="4"/>"http://purl.obolibrary.org/obo/SP_0000355": "Cross section average RGB green",</text:p>
      <text:p text:style-name="P1"><text:s text:c="4"/>"http://purl.obolibrary.org/obo/SP_0000350": "fruit color uniformity cross section percent red",</text:p>
      <text:p text:style-name="P1"><text:s text:c="4"/>"http://purl.obolibrary.org/obo/SP_0000110": "germination",</text:p>
      <text:p text:style-name="P1"><text:s text:c="4"/>"http://purl.obolibrary.org/obo/SP_0000231": "shoot maturity very early",</text:p>
      <text:p text:style-name="P1"><text:s text:c="4"/>"http://purl.obolibrary.org/obo/SP_0000352": "Cross section average RGB red",</text:p>
      <text:p text:style-name="P1"><text:s text:c="4"/>"http://purl.obolibrary.org/obo/SP_0000230": "compound inflorescence",</text:p>
      <text:p text:style-name="P1"><text:s text:c="4"/>"http://purl.obolibrary.org/obo/SP_0000351": "fruit color uniformity cross section percent yellow",</text:p>
      <text:p text:style-name="P1"><text:s text:c="4"/>"http://purl.obolibrary.org/obo/SP_0000119": "fruit firmness",</text:p>
      <text:p text:style-name="P1"><text:s text:c="4"/>"http://purl.obolibrary.org/obo/SP_0000116": "number of flowers per inflorescence",</text:p>
      <text:p text:style-name="P1"><text:s text:c="4"/>"http://purl.obolibrary.org/obo/SP_0000237": "poor canopy",</text:p>
      <text:p text:style-name="P1"><text:s text:c="4"/>"http://purl.obolibrary.org/obo/SP_0000358": "Cross section average 'a' value",</text:p>
      <text:p text:style-name="P1"><text:s text:c="4"/>"http://purl.obolibrary.org/obo/SP_0000115": "flower",</text:p>
      <text:p text:style-name="P1"><text:s text:c="4"/>"http://purl.obolibrary.org/obo/SP_0000236": "plant canopy",</text:p>
      <text:p text:style-name="P1"><text:s text:c="4"/>"http://purl.obolibrary.org/obo/SP_0000357": "Cross section average L value",</text:p>
      <text:p text:style-name="P1"><text:s text:c="4"/>"http://purl.obolibrary.org/obo/SP_0000118": "fruit glossiness",</text:p>
      <text:p text:style-name="P1"><text:s text:c="4"/>"http://purl.obolibrary.org/obo/SP_0000239": "good canopy",</text:p>
      <text:p text:style-name="P1"><text:s text:c="4"/>"http://purl.obolibrary.org/obo/SP_0000117": "flower number",</text:p>
      <text:p text:style-name="P1"><text:s text:c="4"/>"http://purl.obolibrary.org/obo/SP_0000238": "fair canopy",</text:p>
      <text:p text:style-name="P1"><text:s text:c="4"/>"http://purl.obolibrary.org/obo/SP_0000359": "Cross section average 'b' value"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6T11:57:57.081057014</meta:creation-date>
    <dc:date>2017-01-26T11:59:01.803951246</dc:date>
    <meta:editing-duration>PT1M5S</meta:editing-duration>
    <meta:editing-cycles>1</meta:editing-cycles>
    <meta:document-statistic meta:table-count="0" meta:image-count="0" meta:object-count="0" meta:page-count="7" meta:paragraph-count="354" meta:word-count="1467" meta:character-count="25518" meta:non-whitespace-character-count="22997"/>
    <meta:generator>LibreOffice/5.1.4.2$Linux_X86_64 LibreOffice_project/10m0$Build-2</meta:generator>
  </office:meta>
</office:document-meta>
</file>